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2.421cm"/>
    </style:style>
    <style:style style:name="gr2" style:family="graphic" style:parent-style-name="objectwithoutfill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33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2.4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solid" draw:fill-color="#000000"/>
      <style:paragraph-properties fo:text-align="center"/>
      <style:text-properties fo:color="#000000"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1.143cm" svg:x="7.223cm" svg:y="1.889cm">
          <text:p text:style-name="P1"><text:span text:style-name="T1">User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21cm" svg:height="1.143cm" svg:x="12.303cm" svg:y="7.858cm">
          <text:p text:style-name="P1"><text:span text:style-name="T2">Interface</text:span></text:p>
          <text:p text:style-name="P1"><text:span text:style-name="T2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921cm" svg:height="1.143cm" svg:x="7.223cm" svg:y="7.858cm">
          <text:p text:style-name="P1"><text:span text:style-name="T2">Donor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921cm" svg:height="1.143cm" svg:x="4.937cm" svg:y="17.002cm">
          <text:p text:style-name="P1"><text:span text:style-name="T2">Interface</text:span></text:p>
          <text:p text:style-name="P1"><text:span text:style-name="T2">Do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21cm" svg:height="1.143cm" svg:x="4.937cm" svg:y="14.335cm">
          <text:p text:style-name="P1"><text:span text:style-name="T2">Donation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21cm" svg:height="1.143cm" svg:x="4.937cm" svg:y="11.287cm">
          <text:p text:style-name="P1"><text:span text:style-name="T2">Don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921cm" svg:height="1.143cm" svg:x="12.204cm" svg:y="5.134cm">
          <text:p text:style-name="P1"><text:span text:style-name="T3">T</text:span><text:span text:style-name="T4">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683cm" svg:y1="3.032cm" svg:x2="8.683cm" svg:y2="5.064cm" draw:start-shape="id1" draw:start-glue-point="2" draw:end-shape="id2" draw:end-glue-point="0" svg:d="M8683 3032v2032" svg:viewBox="0 0 1 2033">
          <text:p text:style-name="P1"><text:span text:style-name="T5">has an</text:span></text:p>
        </draw:connector>
        <draw:connector draw:style-name="gr2" draw:text-style-name="P3" draw:layer="layout" draw:type="line" svg:x1="6.397cm" svg:y1="14.335cm" svg:x2="6.397cm" svg:y2="12.43cm" draw:start-shape="id3" draw:start-glue-point="0" draw:end-shape="id4" draw:end-glue-point="2" svg:d="M6397 14335v-1905" svg:viewBox="0 0 1 1906">
          <text:p text:style-name="P1"><text:span text:style-name="T6">Has a</text:span></text:p>
        </draw:connector>
        <draw:connector draw:style-name="gr2" draw:text-style-name="P3" draw:layer="layout" draw:type="line" svg:x1="8.683cm" svg:y1="9.001cm" svg:x2="6.397cm" svg:y2="11.287cm" draw:start-shape="id5" draw:start-glue-point="2" draw:end-shape="id4" draw:end-glue-point="0" svg:d="M8683 9001l-2286 2286" svg:viewBox="0 0 2287 2287">
          <text:p text:style-name="P1"><text:span text:style-name="T6">maintains</text:span></text:p>
        </draw:connector>
        <draw:connector draw:style-name="gr2" draw:text-style-name="P3" draw:layer="layout" draw:type="line" svg:x1="10.144cm" svg:y1="5.635cm" svg:x2="12.204cm" svg:y2="5.705cm" draw:start-shape="id2" draw:start-glue-point="1" draw:end-shape="id6" draw:end-glue-point="3" svg:d="M10144 5635l2060 70" svg:viewBox="0 0 2061 71">
          <text:p text:style-name="P1"><text:span text:style-name="T6">Has a</text:span></text:p>
        </draw:connector>
        <draw:connector draw:style-name="gr2" draw:text-style-name="P3" draw:layer="layout" draw:type="line" svg:x1="6.397cm" svg:y1="15.478cm" svg:x2="6.397cm" svg:y2="17.002cm" draw:start-shape="id3" draw:start-glue-point="2" draw:end-shape="id7" draw:end-glue-point="0" svg:d="M6397 15478v1524" svg:viewBox="0 0 1 1525">
          <text:p text:style-name="P1"><text:span text:style-name="T6">maintains</text:span></text:p>
        </draw:connector>
        <draw:connector draw:style-name="gr2" draw:text-style-name="P3" draw:layer="layout" draw:type="line" svg:x1="13.664cm" svg:y1="6.277cm" svg:x2="13.763cm" svg:y2="7.858cm" draw:start-shape="id6" draw:start-glue-point="2" draw:end-shape="id8" draw:end-glue-point="0" svg:d="M13664 6277l99 1581" svg:viewBox="0 0 100 1582">
          <text:p text:style-name="P1"><text:span text:style-name="T6">maintains</text:span></text:p>
        </draw:connector>
        <draw:custom-shape draw:style-name="gr1" draw:text-style-name="P2" xml:id="id2" draw:id="id2" draw:layer="layout" svg:width="2.921cm" svg:height="1.143cm" svg:x="7.223cm" svg:y="5.064cm">
          <text:p text:style-name="P1"><text:span text:style-name="T2">Organiz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683cm" svg:y1="6.207cm" svg:x2="8.683cm" svg:y2="7.858cm" draw:start-shape="id2" draw:start-glue-point="2" draw:end-shape="id5" draw:end-glue-point="0" svg:d="M8683 6207v1651" svg:viewBox="0 0 1 1652">
          <text:p text:style-name="P1"><text:span text:style-name="T7">has a</text:span></text:p>
        </draw:connector>
        <draw:frame draw:style-name="gr3" draw:text-style-name="P4" draw:layer="layout" svg:width="1.397cm" svg:height="0.962cm" svg:x="8.366cm" svg:y="8.928cm">
          <draw:text-box>
            <text:p><text:span text:style-name="T8">1</text:span></text:p>
          </draw:text-box>
        </draw:frame>
        <draw:frame draw:style-name="gr3" draw:text-style-name="P4" draw:layer="layout" svg:width="1.397cm" svg:height="0.962cm" svg:x="8.62cm" svg:y="6.334cm">
          <draw:text-box>
            <text:p><text:span text:style-name="T8">1</text:span></text:p>
          </draw:text-box>
        </draw:frame>
        <draw:frame draw:style-name="gr4" draw:text-style-name="P4" draw:layer="layout" svg:width="1.27cm" svg:height="1.143cm" svg:x="8.62cm" svg:y="7.35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8.747cm" svg:y="3.159cm">
          <draw:text-box>
            <text:p><text:span text:style-name="T8">1</text:span></text:p>
          </draw:text-box>
        </draw:frame>
        <draw:frame draw:style-name="gr5" draw:text-style-name="P4" draw:layer="layout" svg:width="1.27cm" svg:height="0.683cm" svg:x="8.747cm" svg:y="4.429cm">
          <draw:text-box>
            <text:p><text:span text:style-name="T8">1</text:span></text:p>
          </draw:text-box>
        </draw:frame>
        <draw:custom-shape draw:style-name="gr1" draw:text-style-name="P2" xml:id="id12" draw:id="id12" draw:layer="layout" svg:width="2.921cm" svg:height="1.143cm" svg:x="2.651cm" svg:y="20.812cm">
          <text:p text:style-name="P1"><text:span text:style-name="T2">Credi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2.921cm" svg:height="1.016cm" svg:x="10.525cm" svg:y="10.525cm">
          <text:p text:style-name="P1"><text:span text:style-name="T2">Expense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" draw:id="id11" draw:layer="layout" svg:width="2.921cm" svg:height="1.143cm" svg:x="7.985cm" svg:y="20.812cm">
          <text:p text:style-name="P1"><text:span text:style-name="T9">Ba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921cm" svg:height="1.143cm" svg:x="15.605cm" svg:y="10.525cm">
          <text:p text:style-name="P1"><text:span text:style-name="T2">Revenu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.982cm" svg:y1="9.001cm" svg:x2="17.065cm" svg:y2="10.525cm" draw:end-shape="id9" draw:end-glue-point="0" svg:d="M13982 9001l3083 1524" svg:viewBox="0 0 3084 1525">
          <text:p text:style-name="P1"><text:span text:style-name="T6">Implements</text:span></text:p>
        </draw:connector>
        <draw:connector draw:style-name="gr2" draw:text-style-name="P3" draw:layer="layout" draw:type="line" svg:x1="13.982cm" svg:y1="9.001cm" svg:x2="11.985cm" svg:y2="10.525cm" draw:end-shape="id10" draw:end-glue-point="0" svg:d="M13982 9001l-1997 1524" svg:viewBox="0 0 1998 1525">
          <text:p text:style-name="P1"><text:span text:style-name="T6">Implements</text:span></text:p>
        </draw:connector>
        <draw:connector draw:style-name="gr2" draw:text-style-name="P3" draw:layer="layout" draw:type="line" svg:x1="6.461cm" svg:y1="18.145cm" svg:x2="9.445cm" svg:y2="20.812cm" draw:end-shape="id11" draw:end-glue-point="0" svg:d="M6461 18145l2984 2667" svg:viewBox="0 0 2985 2668">
          <text:p text:style-name="P1"><text:span text:style-name="T6">maintains</text:span></text:p>
        </draw:connector>
        <draw:connector draw:style-name="gr2" draw:text-style-name="P3" draw:layer="layout" draw:type="line" svg:x1="6.461cm" svg:y1="18.145cm" svg:x2="4.111cm" svg:y2="20.812cm" draw:end-shape="id12" draw:end-glue-point="0" svg:d="M6461 18145l-2350 2667" svg:viewBox="0 0 2351 2668">
          <text:p text:style-name="P1"><text:span text:style-name="T6">maintains</text:span></text:p>
        </draw:connector>
        <draw:frame draw:style-name="gr3" draw:text-style-name="P4" draw:layer="layout" svg:width="1.016cm" svg:height="0.962cm" svg:x="11.668cm" svg:y="5.064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6.207cm" svg:y="15.478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6.207cm" svg:y="13.7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6.207cm" svg:y="12.357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10.017cm" svg:y="5.064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13.573cm" svg:y="6.207cm">
          <draw:text-box>
            <text:p><text:span text:style-name="T8">1</text:span></text:p>
          </draw:text-box>
        </draw:frame>
        <draw:frame draw:style-name="gr7" draw:text-style-name="P6" draw:layer="layout" svg:width="0.748cm" svg:height="0.962cm" svg:x="6.221cm" svg:y="16.421cm">
          <draw:text-box>
            <text:p>*</text:p>
          </draw:text-box>
        </draw:frame>
        <draw:frame draw:style-name="gr8" draw:text-style-name="P6" draw:layer="layout" svg:width="0.748cm" svg:height="0.962cm" svg:x="13.587cm" svg:y="7.35cm">
          <draw:text-box>
            <text:p>*</text:p>
          </draw:text-box>
        </draw:frame>
        <draw:frame draw:style-name="gr8" draw:text-style-name="P6" draw:layer="layout" svg:width="0.748cm" svg:height="0.962cm" svg:x="6.715cm" svg:y="10.706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3:00:28.325000000</meta:creation-date>
    <dc:date>2019-04-07T18:01:54.401000000</dc:date>
    <meta:editing-duration>P5DT14H27S</meta:editing-duration>
    <meta:editing-cycles>4</meta:editing-cycles>
    <meta:generator>LibreOffice/6.2.1.2$Windows_X86_64 LibreOffice_project/7bcb35dc3024a62dea0caee87020152d1ee96e71</meta:generator>
    <meta:document-statistic meta:object-count="37"/>
  </office:meta>
</office:document-meta>
</file>